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Poppins" svg:font-family="Poppins"/>
  </office:font-face-decls>
  <office:automatic-styles>
    <style:style style:name="P1" style:family="paragraph" style:parent-style-name="Title">
      <style:text-properties fo:font-size="18pt" fo:language="fr" fo:country="FR" officeooo:rsid="0008e072" officeooo:paragraph-rsid="0008e072" style:font-size-asian="18pt" style:font-size-complex="18pt"/>
    </style:style>
    <style:style style:name="P2" style:family="paragraph" style:parent-style-name="Text_20_body">
      <style:text-properties fo:font-size="11pt" officeooo:rsid="000de9e6" officeooo:paragraph-rsid="000de9e6" style:font-size-asian="11pt" style:font-size-complex="11pt"/>
    </style:style>
    <style:style style:name="P3" style:family="paragraph" style:parent-style-name="Text_20_body">
      <style:text-properties fo:font-size="11pt" officeooo:paragraph-rsid="000de9e6" style:font-size-asian="11pt" style:font-size-complex="11pt"/>
    </style:style>
    <style:style style:name="P4" style:family="paragraph" style:parent-style-name="Text_20_body">
      <style:text-properties officeooo:paragraph-rsid="000de9e6"/>
    </style:style>
    <style:style style:name="P5" style:family="paragraph" style:parent-style-name="Heading_20_1">
      <style:text-properties officeooo:rsid="000ab502" officeooo:paragraph-rsid="000ab502"/>
    </style:style>
    <style:style style:name="P6" style:family="paragraph" style:parent-style-name="Text_20_body">
      <style:text-properties officeooo:paragraph-rsid="000ab502"/>
    </style:style>
    <style:style style:name="P7" style:family="paragraph" style:parent-style-name="Text_20_body">
      <style:text-properties officeooo:rsid="000ab502" officeooo:paragraph-rsid="000ab502"/>
    </style:style>
    <style:style style:name="P8" style:family="paragraph" style:parent-style-name="Text_20_body">
      <style:text-properties officeooo:rsid="000ab502" officeooo:paragraph-rsid="000de9e6"/>
    </style:style>
    <style:style style:name="P9" style:family="paragraph" style:parent-style-name="Heading_20_1">
      <style:text-properties fo:language="fr" fo:country="FR" officeooo:rsid="000a5acf" officeooo:paragraph-rsid="000f8f85"/>
    </style:style>
    <style:style style:name="P10" style:family="paragraph" style:parent-style-name="Text_20_body">
      <style:text-properties officeooo:rsid="000de9e6" officeooo:paragraph-rsid="000f8f85"/>
    </style:style>
    <style:style style:name="P11" style:family="paragraph" style:parent-style-name="Text_20_body">
      <style:text-properties officeooo:rsid="0011e75e" officeooo:paragraph-rsid="0011e75e"/>
    </style:style>
    <style:style style:name="P12" style:family="paragraph" style:parent-style-name="Heading_20_1">
      <style:text-properties officeooo:rsid="000a5acf" officeooo:paragraph-rsid="000ab502"/>
    </style:style>
    <style:style style:name="P13" style:family="paragraph" style:parent-style-name="Text_20_body">
      <style:text-properties officeooo:rsid="000ab502" officeooo:paragraph-rsid="0014f365"/>
    </style:style>
    <style:style style:name="P14" style:family="paragraph" style:parent-style-name="Heading_20_1">
      <style:text-properties officeooo:rsid="000a5acf" officeooo:paragraph-rsid="000a5acf"/>
    </style:style>
    <style:style style:name="P15" style:family="paragraph" style:parent-style-name="Text_20_body">
      <style:text-properties officeooo:rsid="000de9e6" officeooo:paragraph-rsid="000de9e6"/>
    </style:style>
    <style:style style:name="P16" style:family="paragraph" style:parent-style-name="Text_20_body">
      <style:text-properties fo:language="fr" fo:country="FR" officeooo:paragraph-rsid="000a5acf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officeooo:rsid="000ab502"/>
    </style:style>
    <style:style style:name="T5" style:family="text">
      <style:text-properties officeooo:rsid="000b3d8a"/>
    </style:style>
    <style:style style:name="T6" style:family="text">
      <style:text-properties officeooo:rsid="000c3d88"/>
    </style:style>
    <style:style style:name="T7" style:family="text">
      <style:text-properties officeooo:rsid="000de9e6"/>
    </style:style>
    <style:style style:name="T8" style:family="text">
      <style:text-properties fo:language="fr" fo:country="FR"/>
    </style:style>
    <style:style style:name="T9" style:family="text">
      <style:text-properties fo:language="fr" fo:country="FR" officeooo:rsid="0014f365"/>
    </style:style>
    <style:style style:name="T10" style:family="text">
      <style:text-properties fo:language="fr" fo:country="FR" officeooo:rsid="0010b39d"/>
    </style:style>
    <style:style style:name="T11" style:family="text">
      <style:text-properties fo:language="fr" fo:country="FR" officeooo:rsid="0011e75e"/>
    </style:style>
    <style:style style:name="T12" style:family="text">
      <style:text-properties officeooo:rsid="000f8f85"/>
    </style:style>
    <style:style style:name="T13" style:family="text">
      <style:text-properties officeooo:rsid="0010b39d"/>
    </style:style>
    <style:style style:name="T14" style:family="text">
      <style:text-properties officeooo:rsid="0013222e"/>
    </style:style>
    <style:style style:name="T15" style:family="text">
      <style:text-properties officeooo:rsid="0014f365"/>
    </style:style>
    <style:style style:name="T16" style:family="text">
      <style:text-properties officeooo:rsid="0015174e"/>
    </style:style>
    <style:style style:name="T17" style:family="text">
      <style:text-properties officeooo:rsid="0011e7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sur le developpement du projet</text:p>
      <text:p text:style-name="P2">CONSIGNE</text:p>
      <text:p text:style-name="P3">Un document dev.pdf, devant justifier les <text:span text:style-name="T1">choix</text:span> <text:span text:style-name="T1">effectués</text:span>, les <text:span text:style-name="T1">avantages</text:span> et <text:span text:style-name="T1">inconvénients</text:span> de vos</text:p>
      <text:p text:style-name="P3">choix, expliquer les <text:span text:style-name="T1">algorithmes</text:span> et <text:span text:style-name="T1">leur</text:span> <text:span text:style-name="T1">complexité</text:span>, indiquer quelles ont été les <text:span text:style-name="T1">difficultés</text:span> <text:span text:style-name="T1">ren</text:span>-</text:p>
      <text:p text:style-name="P3"><text:span text:style-name="T1">contrées</text:span> au cours du projet ainsi que la <text:span text:style-name="T1">répartition</text:span> <text:span text:style-name="T1">du</text:span> <text:span text:style-name="T1">travail</text:span> entre les membres du binôme. Un</text:p>
      <text:p text:style-name="P3">programmeur averti devra être capable de faire évoluer <text:span text:style-name="T2">facilement</text:span> votre code grâce à sa lecture. En</text:p>
      <text:p text:style-name="P3">aucun cas on ne doit y trouver un copier/coller de votre code source. Ce rapport doit faire le point</text:p>
      <text:p text:style-name="P3">sur les <text:span text:style-name="T1">fonctionnalités</text:span> <text:span text:style-name="T1">apportées</text:span>, <text:span text:style-name="T1">celles qui n’ont pas été faites</text:span> (et expliquer <text:span text:style-name="T1">pourquoi</text:span>). Il ne doit</text:p>
      <text:p text:style-name="P3">pas paraphraser le code, mais doit rendre explicite ce que ne montre pas le code. Il doit montrer</text:p>
      <text:p text:style-name="P3">que le code produit a fait l’objet d’un travail réfléchi et minutieux (<text:span text:style-name="T1">comment un bug a été résolu</text:span>,</text:p>
      <text:p text:style-name="P3">comment la redondance dans le code a été évitée, comment telle difficulté technique a été contour-</text:p>
      <text:p text:style-name="P3">née, quels ont été les choix, les pistes examinées ou abandonnées...). Ce rapport est le témoin de</text:p>
      <text:p text:style-name="P4"><text:span text:style-name="T3">vos qualités scientifiques mais aussi littéraires (style, grammaire, orthographe, présentation).</text:span></text:p>
      <text:h text:style-name="Heading_20_1" text:outline-level="1">Arborescence du projet</text:h>
      <text:h text:style-name="P5" text:outline-level="1">Méthodes de travail, répartition</text:h>
      <text:p text:style-name="P6">- <text:span text:style-name="T4">git &amp; github</text:span></text:p>
      <text:p text:style-name="P6">- <text:span text:style-name="T4">une branche master &amp; une branche secondaire utilisait très occasionnellement</text:span></text:p>
      <text:p text:style-name="P7">- modularité du projet, arborescence construite de manière à ne pas se gêner et éviter les merge conflicts</text:p>
      <text:p text:style-name="P7">- travail divisé en petites fonctionnalités puis répartit entre nous</text:p>
      <text:p text:style-name="P8">- <text:span text:style-name="T5">expliciter la répartion du travail</text:span></text:p>
      <text:p text:style-name="P7">- fichier note.txt gardait à jour la liste des problèmes</text:p>
      <text:p text:style-name="P7">- <text:span text:style-name="T6">pour chaque fonctionnalité, grosse phase d’implémentation (casimment systématiquement sur la branche principale) puis corretion de toutes les erreurs compilation et linkeur, puis test des fonctions avec gdb</text:span></text:p>
      <text:p text:style-name="P7">- résolution des bugs avec gdb en inspectant la mémoire : <text:span text:style-name="T5">inclure un exemple avec la différence entre deux commmits dont le deuxième est un fix, </text:span><text:span text:style-name="T7">inclure des screenshots de gdb ou je checkout un commit problématique</text:span></text:p>
      <text:h text:style-name="P9" text:outline-level="1">Fonctionnalitées</text:h>
      <text:p text:style-name="P10"><text:span text:style-name="T8">Quelles sont elles et comment ont-elles été implémentées ?</text:span></text:p>
      <text:p text:style-name="P11"><text:span text:style-name="T8">- uniques fonctions pour créer et supprimer des entités, abstraction permet d’éviter les erreurs d’allocation etc</text:span></text:p>
      <text:p text:style-name="P10"><text:span text:style-name="T8">- un système de prompt</text:span></text:p>
      <text:p text:style-name="P10"><text:span text:style-name="T8">- </text:span><text:span text:style-name="T9">l’affichage du jeu</text:span></text:p>
      <text:p text:style-name="P10"><text:span text:style-name="T8">- </text:span><text:span text:style-name="T10">système de type</text:span><text:span text:style-name="T11">s : attaque, mouvement d’un type standardisé (écriture de deux fonctions), rattachement à l’entité grâce à un ID</text:span></text:p>
      <text:p text:style-name="P10"><text:soft-page-break/><text:span text:style-name="T11">- système de logs (pourquoi ?)</text:span></text:p>
      <text:p text:style-name="P10"><text:span text:style-name="T10">- des effets temporaires sur les entités</text:span></text:p>
      <text:p text:style-name="P10"><text:span text:style-name="T10">- </text:span><text:span text:style-name="T11">les saves de games non terminées</text:span></text:p>
      <text:p text:style-name="P10"><text:span text:style-name="T11">- une mémoire au-delà d’une partie : meilleurs scores</text:span></text:p>
      <text:h text:style-name="P12" text:outline-level="1">Difficultées <text:span text:style-name="T4">&amp; </text:span>Choix</text:h>
      <text:p text:style-name="P7"><text:span text:style-name="T12">Pour chaque choix : origine, ce qui est concerné, a</text:span>vantages et inconvénients <text:span text:style-name="T12">des solutions possibles, justification du choix final.</text:span></text:p>
      <text:p text:style-name="P7"/>
      <text:p text:style-name="P7">- contrainte sur le fichier input level : ordre apparition des ennemis croissant pour simplifier le code</text:p>
      <text:p text:style-name="P7"/>
      <text:p text:style-name="P7">- <text:span text:style-name="T13">le système de types : externalisatoin des données communes aux types</text:span></text:p>
      <text:p text:style-name="P7">- <text:span text:style-name="T14">une abstraction qui contourne l’impossibilité d’utiliser l’héritage de classes en OPP</text:span></text:p>
      <text:p text:style-name="P7">- <text:span text:style-name="T14">abstraction qui permet également de simuler le concept d’interface en OOP, les tourelles et les etudiants sont deux entités qui implémentent toutes deux les attaques et les mouvements</text:span></text:p>
      <text:p text:style-name="P7">- <text:span text:style-name="T14">permet de separer complement </text:span><text:span text:style-name="T15">les actions possibles des entités (attaque et mouvement), il est d’ailleurs possible de rajouter d’autres actions specifique à un type d’entité de la même manière, </text:span><text:span text:style-name="T16">ainsi nous pouvons par exemple créer deux différent types qui partagent la même fonction d’attaque simplement en spécifiant le meme damage_type dans un txt</text:span></text:p>
      <text:p text:style-name="P13">- <text:span text:style-name="T14">ne pas dupliquer les infos immuables et propre aux types : prix, descriptio</text:span><text:span text:style-name="T15">n</text:span></text:p>
      <text:p text:style-name="P13"><text:span text:style-name="T14">- actuellement presque toutes les caractéristiques initiales d’un type sont </text:span><text:span text:style-name="T15">des variables qui changent au cours de la partie pour une entité</text:span><text:span text:style-name="T14">. Besoin de conserver les infos de base pour l’affichage informatif, les reset d’effets, </text:span><text:span text:style-name="T15">et d’autres utilisations possibles (borner les hp proprement)</text:span></text:p>
      <text:p text:style-name="P7">- <text:span text:style-name="T13">redondance supprimé, conservation des données initiales (points de vie, vitesse)</text:span></text:p>
      <text:p text:style-name="P7">- <text:span text:style-name="T13">a permis d’implémenter les effets temporaires (reset les effets)</text:span></text:p>
      <text:h text:style-name="P14" text:outline-level="1">Algorithmes principaux</text:h>
      <text:p text:style-name="P11">Expliciter le déroulé de l’algorithme en français, <text:span text:style-name="T16">essayer d’évaluer la complexité,</text:span></text:p>
      <text:p text:style-name="P11"/>
      <text:p text:style-name="P15">- <text:span text:style-name="T17">game_init </text:span><text:span text:style-name="T12">algorithme d’initialisation des deux linked lists des étudiants</text:span></text:p>
      <text:p text:style-name="P15">- <text:span text:style-name="T17">n</text:span><text:span text:style-name="T12">ext_round </text:span><text:span text:style-name="T17">(logique du déroulement d’un round)</text:span></text:p>
      <text:p text:style-name="P15">- <text:span text:style-name="T17">etudiant_</text:span>get_nearest_line / <text:span text:style-name="T17">tourelle_get_nearest_line</text:span></text:p>
      <text:p text:style-name="P15">- <text:span text:style-name="T16">affiche_jeu</text:span></text:p>
      <text:p text:style-name="P16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Poppins" svg:font-family="Poppins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24.8.4.2$Linux_X86_64 LibreOffice_project/480$Build-2</meta:generator>
    <dc:date>2025-02-02T17:32:46.164579241</dc:date>
    <meta:editing-duration>PT2H57M47S</meta:editing-duration>
    <meta:editing-cycles>8</meta:editing-cycles>
    <meta:document-statistic meta:table-count="0" meta:image-count="0" meta:object-count="0" meta:page-count="2" meta:paragraph-count="50" meta:word-count="658" meta:character-count="4232" meta:non-whitespace-character-count="3624"/>
  </office:meta>
</office:document-meta>
</file>